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triz Original A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01" calcext:value-type="float">
            <text:p>1,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1" calcext:value-type="float">
            <text:p>1,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riz 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riz U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versa de A</text:p>
          </table:table-cell>
          <table:table-cell table:number-columns-repeated="2"/>
        </table:table-row>
        <table:table-row table:style-name="ro1">
          <table:table-cell office:value-type="float" office:value="20001" calcext:value-type="float">
            <text:p>20001</text:p>
          </table:table-cell>
          <table:table-cell table:number-columns-repeated="2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-10000" calcext:value-type="float">
            <text:p>-1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0000" calcext:value-type="float">
            <text:p>-100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versa de 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versa de U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B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22:19:46.294000000</meta:creation-date>
    <dc:date>2024-09-25T22:49:18.477000000</dc:date>
    <meta:editing-duration>PT2M52S</meta:editing-duration>
    <meta:editing-cycles>1</meta:editing-cycles>
    <meta:document-statistic meta:table-count="1" meta:cell-count="60" meta:object-count="0"/>
    <meta:generator>LibreOffice/24.8.1.2$Windows_X86_64 LibreOffice_project/87fa9aec1a63e70835390b81c40bb8993f1d4ff6</meta:generator>
  </office:meta>
</office:document-meta>
</file>